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ing binary HelloWorld.nxj （读取二进制文件）</text:p>
      <text:p text:style-name="Standard">Installing binary 167473160 （装载二进制文件）</text:p>
      <text:p text:style-name="Standard">Checking validity of magic number（检查魔数的有效性）</text:p>
      <text:p text:style-name="Standard"/>
      <text:p text:style-name="Standard">New array of cls 13, length 10 </text:p>
      <text:p text:style-name="Standard">Allocate 11 - free 2037 </text:p>
      <text:p text:style-name="Standard">New object for class 39 </text:p>
      <text:p text:style-name="Standard">Allocate 10 - free 2027 </text:p>
      <text:p text:style-name="Standard">初始化线程</text:p>
      <text:p text:style-name="Standard">Setting intial priority to 5 </text:p>
      <text:p text:style-name="Standard">初始化exceptions</text:p>
      <text:p text:style-name="Standard">New array of cls 21, length 160 </text:p>
      <text:p text:style-name="Standard">Allocate 2 - free 2025 </text:p>
      <text:p text:style-name="Standard">New array of cls 23, length 32 </text:p>
      <text:p text:style-name="Standard">Allocate 33 - free 1992 </text:p>
      <text:p text:style-name="Standard">New object for class 3 </text:p>
      <text:p text:style-name="Standard">Allocate 3 - free 1989 </text:p>
      <text:p text:style-name="Standard"/>
      <text:p text:style-name="Standard">Created bootThread: 167489944. Initializing... </text:p>
      <text:p text:style-name="Standard"/>
      <text:p text:style-name="Standard">Engine starting. </text:p>
      <text:p text:style-name="Standard">------ switch_thread: currentThread at 167489944 </text:p>
      <text:p text:style-name="Standard">switchThread: current stack frame: 167474148 </text:p>
      <text:p text:style-name="Standard">Checking state of thread 167489944(1)(s=2,p=5,i=0,d=0) </text:p>
      <text:p text:style-name="Standard">Starting thread 167489944: 1 </text:p>
      <text:p text:style-name="Standard">call method 2 ret 0 </text:p>
      <text:p text:style-name="Standard"/>
      <text:p text:style-name="Standard">------ dispatch special - 0 ------------------ </text:p>
      <text:p text:style-name="Standard"/>
      <text:p text:style-name="Standard">dispatch_special: 167473784, 0 </text:p>
      <text:p text:style-name="Standard">-- signature id = 0 </text:p>
      <text:p text:style-name="Standard">-- code offset <text:s/>= 756 </text:p>
      <text:p text:style-name="Standard">-- flags <text:s text:c="7"/>= 4 </text:p>
      <text:p text:style-name="Standard">-- num params <text:s text:c="2"/>= 1 </text:p>
      <text:p text:style-name="Standard">Found a non-daemon thread 167489944: 1(3) </text:p>
      <text:p text:style-name="Standard">switch_thread: done processing thread 167489944: 1 </text:p>
      <text:p text:style-name="Standard">currentThread=167489944, ndr=1 </text:p>
      <text:p text:style-name="Standard">Leaving switch_thread() </text:p>
      <text:p text:style-name="Standard">Current thread is 167489944: 1(3) </text:p>
      <text:p text:style-name="Standard">getting current stack frame... </text:p>
      <text:p text:style-name="Standard">updating registers... </text:p>
      <text:p text:style-name="Standard">done updating registers </text:p>
      <text:p text:style-name="Standard">done switching thread </text:p>
      <text:p text:style-name="Standard">0x9FB72FC: </text:p>
      <text:p text:style-name="Standard">OPCODE (0xD3) </text:p>
      <text:p text:style-name="Standard">Allocate 2 - free 1987 </text:p>
      <text:p text:style-name="Standard">New array of cls 18, length 11 </text:p>
      <text:p text:style-name="Standard">Allocate 7 - free 1980 </text:p>
      <text:p text:style-name="Standard">dispatch_special_checked: 45, 1, 167473923, 167473920 </text:p>
      <text:p text:style-name="Standard">dispatch_static_initializer: has clinit: 167473720, 167473920 </text:p>
      <text:p text:style-name="Standard">call method 3 ret 9fb7300 </text:p>
      <text:p text:style-name="Standard"/>
      <text:p text:style-name="Standard"><text:soft-page-break/>------ dispatch special - 3 ------------------ </text:p>
      <text:p text:style-name="Standard"/>
      <text:p text:style-name="Standard">dispatch_special: 167473796, 167473920 </text:p>
      <text:p text:style-name="Standard">-- signature id = 3 </text:p>
      <text:p text:style-name="Standard">-- code offset <text:s/>= 770 </text:p>
      <text:p text:style-name="Standard">-- flags <text:s text:c="7"/>= 4 </text:p>
      <text:p text:style-name="Standard">-- num params <text:s text:c="2"/>= 0 </text:p>
      <text:p text:style-name="Standard">enter_monitor of 167473720 </text:p>
      <text:p text:style-name="Standard">dispatch_special_checked: 45, 3, 167473933, 167473930 </text:p>
      <text:p text:style-name="Standard">call method 6 ret 9fb730d </text:p>
      <text:p text:style-name="Standard"/>
      <text:p text:style-name="Standard">------ dispatch special - 45 ------------------ </text:p>
      <text:p text:style-name="Standard"/>
      <text:p text:style-name="Standard">dispatch_special: 167473832, 167473933 </text:p>
      <text:p text:style-name="Standard">-- signature id = 45 </text:p>
      <text:p text:style-name="Standard">-- code offset <text:s/>= 0 </text:p>
      <text:p text:style-name="Standard">-- flags <text:s text:c="7"/>= 5 </text:p>
      <text:p text:style-name="Standard">-- num params <text:s text:c="2"/>= 0 </text:p>
      <text:p text:style-name="Standard">-- native </text:p>
      <text:p text:style-name="Standard">&gt; getSystemFont called </text:p>
      <text:p text:style-name="Standard">dispatch_special_checked: 45, 2, 167473939, 167473936 </text:p>
      <text:p text:style-name="Standard">call method 5 ret 9fb7313 </text:p>
      <text:p text:style-name="Standard"/>
      <text:p text:style-name="Standard">------ dispatch special - 42 ------------------ </text:p>
      <text:p text:style-name="Standard"/>
      <text:p text:style-name="Standard">dispatch_special: 167473820, 167473939 </text:p>
      <text:p text:style-name="Standard">-- signature id = 42 </text:p>
      <text:p text:style-name="Standard">-- code offset <text:s/>= 0 </text:p>
      <text:p text:style-name="Standard">-- flags <text:s text:c="7"/>= 5 </text:p>
      <text:p text:style-name="Standard">-- num params <text:s text:c="2"/>= 0 </text:p>
      <text:p text:style-name="Standard">-- native </text:p>
      <text:p text:style-name="Standard">&gt; Get display </text:p>
      <text:p text:style-name="Standard">段错误 (core dumpe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cs </meta:initial-creator>
    <meta:creation-date>2011-07-11T15:17:45</meta:creation-date>
    <meta:generator>OpenOffice.org/3.2$Linux OpenOffice.org_project/320m12$Build-9483</meta:generator>
    <dc:date>2011-07-11T16:09:50</dc:date>
    <dc:creator>ics </dc:creator>
    <meta:editing-duration>PT00H35M52S</meta:editing-duration>
    <meta:editing-cycles>7</meta:editing-cycles>
    <meta:document-statistic meta:table-count="0" meta:image-count="0" meta:object-count="0" meta:page-count="2" meta:paragraph-count="74" meta:word-count="337" meta:character-count="2138"/>
  </office:meta>
</office:document-meta>
</file>